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ializeDatabaseBeanDefinitionParser.parseInternal( Element 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itializeDatabaseBeanDefinitionParser.should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